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style>
    <style:style style:name="P2" style:family="paragraph" style:parent-style-name="Text_20_body">
      <style:paragraph-properties fo:break-before="page"/>
    </style:style>
    <style:style style:name="P3" style:family="paragraph" style:parent-style-name="Standard">
      <style:text-properties style:font-name="Arial" fo:font-weight="bold" style:font-weight-asian="bold" style:font-weight-complex="bold"/>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paragraph-properties fo:break-before="page"/>
    </style:style>
    <style:style style:name="T1" style:family="text">
      <style:text-properties fo:font-style="italic" style:font-style-asian="italic" style:font-style-complex="italic"/>
    </style:style>
    <style:style style:name="T2" style:family="text">
      <style:text-properties fo:font-size="12.5pt" fo:font-weight="bold" style:font-size-asian="12.5pt" style:font-weight-asian="bold" style:font-size-complex="12.5pt" style:font-weight-complex="bold"/>
    </style:style>
    <style:style style:name="fr1" style:family="graphic" style:parent-style-name="Frame">
      <style:graphic-properties style:wrap="none" style:vertical-pos="bottom"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499cm"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4" svg:width="17cm" style:rel-width="100%" draw:z-index="16">
        <draw:text-box fo:min-height="0.499cm">
          <text:p text:style-name="Standard">So, ich hoffe, dass nun alles wichtige gesagt ist, und ich nichts vergessen habe. Natürlich freue ich mich über Lob, Kritik, Anregungen oder Modellwünsche. Ihr könnt mir entweder eine E-Mail an <text:a xlink:type="simple" xlink:href="mailto:benjamin.hogl@gmx.de" text:style-name="Internet_20_link" text:visited-style-name="Visited_20_Internet_20_Link">benjamin.hogl@gmx.de</text:a> schreiben, im MEF (<text:a xlink:type="simple" xlink:href="http://www.eepforum.de/" text:style-name="Internet_20_link" text:visited-style-name="Visited_20_Internet_20_Link">http://www.eepforum.de</text:a>) in meiner Konstrukteurssprechstunde posten oder mich im Sechser-Forum (<text:a xlink:type="simple" xlink:href="http://www.anlagenmeisterei.de/" text:style-name="Internet_20_link" text:visited-style-name="Visited_20_Internet_20_Link">http://www.anlagenmeisterei.de</text:a>) erreichen.</text:p>
          <text:p text:style-name="Text_20_body">Auch ein Blick auf meine Homepage (<text:a xlink:type="simple" xlink:href="https://emaps-eep.de/" text:style-name="Internet_20_link" text:visited-style-name="Visited_20_Internet_20_Link">https://emaps-eep.de</text:a>) dürfte sich hin und wieder lohnen...</text:p>
          <text:p text:style-name="Text_20_body">Viel Spaß mit den Modellen wünscht</text:p>
          <text:p text:style-name="P4">Benny (BH2)</text:p>
        </draw:text-box>
      </draw:frame>
      <text:h text:style-name="Heading_20_1" text:outline-level="1">ResourcenSwitcher 2.5</text:h>
      <text:h text:style-name="Heading_20_2" text:outline-level="2">Einsatzgebiet</text:h>
      <text:p text:style-name="Text_20_body">Mit diesem Programm ist es möglich, mehrere Resourcen-Ordner zu verwalten, zum Beispiel ein Ordner nur mit der Grundausstattung von EEP und einen anderen mit allen Modellen. Mit dem ResourcenSwitcher 2 gibt es zwei verschiedene Möglichkeiten der Umschaltung, die auch gleichzeitig angewendet werden können:</text:p>
      <text:h text:style-name="Heading_20_3" text:outline-level="3">1. Registry-Änderung</text:h>
      <text:p text:style-name="Text_20_body">Hierbei wird einfach nur ein Registry-Eintrag geändert, der angibt, wo der Resourcen-Ordner liegt. Dieser Registry-Eintrag wird zwar von EEP und vielen Zusatztools verwendet, vom Modellinstaller aber nicht. Ein weiterer Nachteil ist, dass mit F12 erstellte Screenshots nicht mehr im EEP-Ordner unter 00000001.bmp gespeichert werden, sondern teilweise einen Präfix bekommen. EEP scheint den Speicherort aus dem Pfad des Resourcen-Ordners abzuleiten, und entfernt die letzten 10 Buchstaben (so wird <text:span text:style-name="T1">EEP?/Resourcen/</text:span> zu <text:span text:style-name="T1">EEP?/00000001.bmp</text:span>, aber <text:span text:style-name="T1">EEP?/Resourcen_Grundversion/</text:span> zu <text:span text:style-name="T1">EEP?/Resourcen_Gru00000001.bmp</text:span>).</text:p>
      <text:p text:style-name="Text_20_body">Diese Möglichkeit gibt es ab EEP11 nicht mehr.</text:p>
      <text:h text:style-name="Heading_20_3" text:outline-level="3">2. Verlinkung</text:h>
      <text:p text:style-name="Text_20_body">Seit Windows 2000 gibt es bei Windows sogenannte <text:a xlink:type="simple" xlink:href="http://de.wikipedia.org/wiki/Symbolische_Verknüpfung#Abzweigungspunkte" text:style-name="Internet_20_link" text:visited-style-name="Visited_20_Internet_20_Link">Abzweigungspunkte</text:a> (auch Junctions genannt). Diese leiten alle Dateiaufrufe innerhalb eines Verzeichnisses automatisch auf ein anderes um, wobei der Benutzer bzw. das Programm nichts bemerkt. Auf diese Weise kann der Modellinstaller weiterhin seine Modelle nach /EEP?/Resourcen/IrgendeinUnterordner/ kopieren, tatsächlich landen diese aber in einem völlig anderen Ordner. Durch einfaches Ändern der Verlinkung kann man den Resourcen-Ordner leicht austauschen, ohne ihn verschieben oder umbenennen zu müssen.</text:p>
      <text:h text:style-name="Heading_20_2" text:outline-level="2">Bedienung</text:h>
      <text:p text:style-name="Standard">Nach dem ersten Start dürfte der ResourcenSwitcher in etwa so aussehen:</text:p>
      <text:p text:style-name="P1"><draw:frame draw:style-name="fr3" draw:name="Grafik1" text:anchor-type="paragraph" svg:width="17cm" svg:height="4.68cm" draw:z-index="0"><draw:image xlink:href="../img/StartScreen.png" xlink:type="simple" xlink:show="embed" xlink:actuate="onLoad"/></draw:frame>Bei der Erst-Installation wird eine ini-Datei mit Informationen zu den aktuell bekannten EEP-Versionen installiert (also bis EEP14). Falls diese ini-Datei fehlt, werden diese Informationen beim ersten Start aus dem Internet geladen (siehe „Automatisches Update“ weiter unten). Falls die ini-Datei noch von einer älteren Version des Resourcen-Switchers vorhanden ist, können die Informationen zu den fehlenden neuen EEP-Versionen manuell über die Update-Funktion aus dem Internet geladen werden.</text:p>
      <text:p text:style-name="P2">Sofern sie dem ResourcenSwitcher bekannt sind, werden alle installierten EEP-Versionen automatisch erkannt und jeweils in einem eigenen Tab dargestellt. Verschiedene Versionen werden komplett getrennt behandelt.</text:p>
      <text:p text:style-name="Text_20_body"><draw:frame draw:style-name="fr4" draw:name="Grafik5" text:anchor-type="paragraph" svg:width="5.519cm" svg:height="2.76cm" draw:z-index="4"><draw:image xlink:href="../img/ResOrdnerBearbeiten.png" xlink:type="simple" xlink:show="embed" xlink:actuate="onLoad"/></draw:frame>Über die drei rechten Knöpfe mit den Ordner-Icons können Resourcen-Ordner zur Liste hinzugefügt (<draw:frame draw:style-name="fr5" draw:name="Grafik2" text:anchor-type="as-char" svg:width="0.423cm" svg:height="0.423cm" draw:z-index="1"><draw:image xlink:href="../icons/folder_add.png" xlink:type="simple" xlink:show="embed" xlink:actuate="onLoad"/></draw:frame> oder Strg+N), bearbeitet (<draw:frame draw:style-name="fr5" draw:name="Grafik3" text:anchor-type="as-char" svg:width="0.423cm" svg:height="0.423cm" draw:z-index="2"><draw:image xlink:href="../icons/folder_edit.png" xlink:type="simple" xlink:show="embed" xlink:actuate="onLoad"/></draw:frame> oder F2), und aus ihr entfernt (<draw:frame draw:style-name="fr5" draw:name="Grafik4" text:anchor-type="as-char" svg:width="0.423cm" svg:height="0.423cm" draw:z-index="3"><draw:image xlink:href="../icons/folder_delete.png" xlink:type="simple" xlink:show="embed" xlink:actuate="onLoad"/></draw:frame> oder Entf) werden. Dabei wird nur der Pfad und eine kurze Beschreibung gespeichert, am Dateisystem selbst wird nichts verändert. Mittels Klick auf <draw:frame draw:style-name="fr5" draw:name="Grafik6" text:anchor-type="as-char" svg:width="1.799cm" svg:height="0.476cm" draw:z-index="5"><draw:image xlink:href="../img/ButtonPfad.png" xlink:type="simple" xlink:show="embed" xlink:actuate="onLoad"/></draw:frame> kann die Festplatte bequem nach dem Resourcen-Ordner durchsucht werden.</text:p>
      <text:p text:style-name="Text_20_body">Mit Strg+C bzw. Strg+V kann ein Listeneintrag von einer Version kopiert und im Tab einer anderen Version eingefügt werden. Dies ist praktisch, wenn mehrere EEP-Versionen auf den gleichen Resourcen-Ordner zugreifen sollen.</text:p>
      <text:p text:style-name="Text_20_body">Rote Listeneinträge dienen nur der Information über den aktuellen Resourcen-Ordner, sind aber eigentlich nicht richtig in der Liste vorhanden. Wenn man diesen Eintrag jedoch ändert, wird er richtig in der Liste eingetragen.</text:p>
      <text:p text:style-name="Text_20_body">Graue Listeneinträge stehen für Resourcen-Ordner, die (auf der Festplatte) nicht (mehr) vorhanden sind, zum Beispiel weil diese gelöscht oder verschoben wurden.</text:p>
      <text:p text:style-name="Text_20_body"><draw:frame draw:style-name="fr6" draw:name="Grafik8" text:anchor-type="paragraph" svg:width="8.07cm" svg:height="4.581cm" draw:z-index="6"><draw:image xlink:href="../img/FehlermeldungResOrdner.png" xlink:type="simple" xlink:show="embed" xlink:actuate="onLoad"/></draw:frame>Standardmäßig liegt der Resourcen-Ordner unter <text:span text:style-name="T1">EEP?/Resourcen/</text:span>. Genau an dieser Stelle muss allerdings auch die Verlinkung liegen, wenn sie was nützen soll. Deshalb erscheint vermutlich eine Fehlermeldung (siehe rechts) beim ersten Versuch, eine solche Verlinkung anzulegen. Nach einem Klick auf Ja erscheint ein Fenster „Resourcen-Ordner umbenennen“ (analog zu „bearbeiten“, siehe oben). Dort kann ein neuer Pfad (und nach Bedarf auch ein neuer Name) eingetragen werden, beim Klick auf OK wird der Resourcen-Ordner entsprechend umbenannt bzw. an die entsprechende Stelle verschoben.</text:p>
      <text:p text:style-name="Text_20_body">Die Anzeige der gerade aktiven Resourcen-Ordner geschieht über die linken beiden Spalten, dort wird auch umgeschaltet. Die erste Spalte zeigt den Resourcen-Ordner in der Registry an, die zweite den der Verlinkung.</text:p>
      <text:p text:style-name="Standard"><draw:frame draw:style-name="fr7" draw:name="Grafik9" text:anchor-type="as-char" svg:width="0.423cm" svg:height="0.423cm" draw:z-index="12"><draw:image xlink:href="../icons/database.png" xlink:type="simple" xlink:show="embed" xlink:actuate="onLoad"/></draw:frame> in der ersten Spalte bedeutet, dass der Registry-Eintrag auf diesen Resourcen-Ordner zeigt.</text:p>
      <text:p text:style-name="Standard"><draw:frame draw:style-name="fr7" draw:name="Grafik10" text:anchor-type="as-char" svg:width="0.423cm" svg:height="0.423cm" draw:z-index="13"><draw:image xlink:href="../icons/database_link.png" xlink:type="simple" xlink:show="embed" xlink:actuate="onLoad"/></draw:frame> in der ersten Spalte bedeutet, dass der Registry-Eintrag auf die Verlinkung zeigt.</text:p>
      <text:p text:style-name="Text_20_body"><draw:frame draw:style-name="fr7" draw:name="Grafik11" text:anchor-type="as-char" svg:width="0.423cm" svg:height="0.423cm" draw:z-index="7"><draw:image xlink:href="../icons/link.png" xlink:type="simple" xlink:show="embed" xlink:actuate="onLoad"/></draw:frame> in der zweiten Spalte bedeutet, dass die Verlinkung auf diesen Resourcen-Ordner zeigt.</text:p>
      <text:p text:style-name="Text_20_body">Umgeschaltet wird durch einen Klick in die erste oder zweite Spalte. Als Mouse-Over wird als Icons mit Pfeil die Aktion angezeigt, die bei einem Mausklick ausgeführt wird. Ein Klick in die erste Spalte setzt den Registry-Eintrag auf den jeweiligen Resourcen-Ordner. Ein Klick in die zweite Spalte bewirkt, dass die Verlinkung auf den jeweiligen Resourcen-Ordner gesetzt wird. Gleichzeitig wird der Registry-Eintrag geändert, sodass er auf die Verlinkung, also nach <text:span text:style-name="T1">EEP?/Resourcen/</text:span> zeigt.</text:p>
      <text:p text:style-name="Text_20_body">Ab EEP11 gibt es keinen Registry-Eintrag für den Resourcen-Ordner mehr. Die erste Spalte ist daher leer; der Versuch, den (nicht vorhandenen) Registry-Eintrag trotzdem zu ändern, wird mit <draw:frame draw:style-name="fr7" draw:name="Grafik13" text:anchor-type="as-char" svg:width="0.423cm" svg:height="0.423cm" draw:z-index="15"><draw:image xlink:href="../icons/database_error.png" xlink:type="simple" xlink:show="embed" xlink:actuate="onLoad"/></draw:frame> symbolisiert und einer Hinweismeldung quittiert.</text:p>
      <text:p text:style-name="Text_20_body"><text:soft-page-break/>EEP bemerkt eine Änderung des Resourcen-Ordners im „laufenden Betrieb“ nicht. Damit ein anderer Resourcen-Ordner genutzt wird, muss EEP nach dem Wechseln (neu) gestartet werden.</text:p>
      <text:p text:style-name="Text_20_body">Ein Klick auf den Knopf rechts unten (oder Drücken von Strg+R) startet EEP. Gestartet wird die EEP-Version, die oben in den Tabs ausgewählt ist; auf dem Knopf wird auch das Icon dieser EEP-Version angezeigt. Im Tooltip (der erscheint, wenn der Mauszeiger kurze Zeit über dem Knopf stehen gelassen wird) wird der Pfad zur exe-Datei angezeigt.</text:p>
      <text:p text:style-name="Text_20_body">Falls neben dem „normalen“ EEP auch die Dev-Version installiert ist (diese ist Konstrukteuren und Modelltestern vorbehalten), kann diese mittels Shift+Klick (oder Strg+Shift+R) gestartet werden. Auch das ist dann im Tooltip vermerkt.</text:p>
      <text:h text:style-name="Heading_20_2" text:outline-level="2">Wozu brauche ich überhaupt verschiedene Resourcen-Ordner?</text:h>
      <text:p text:style-name="Text_20_body">Grundsätzlich funktioniert EEP natürlich auch mit nur einem Resourcen-Ordner, in dem alle Modelle installiert sind. Wenn man allerdings manchmal auch nur mit Modellen der Grundversion bauen will, ist dafür ein getrennter Resourcen-Ordner praktisch, der eben nur diese Modelle enthält. Alle Grundmodelle lassen sich aus dem vorhandenen Resourcen-Ordner mittels des ResourcenKopierers extrahieren, der ebenfalls auf meiner Homepage erhältlich ist.</text:p>
      <text:p text:style-name="Text_20_body">Auch für eigene Anlagenprojekte können getrennte Resourcen-Ordner sinnvoll sein. Diese enthalten dann nur die für die Anlage benötigten Modelle. Wenn man mit dem Grundbestand anfängt und dann nur benötigte Modelle nachinstalliert, behält man den Überblick, welche Modellsets für die Anlage benötigt werden (sinnvoll, wenn man die Anlage weitergeben will).</text:p>
      <text:p text:style-name="Text_20_body">Ein weiterer Vorteil: EEP startet bzw. scannt mit leichtgewichtigen Resourcen-Ordnern schneller.</text:p>
      <text:h text:style-name="Heading_20_2" text:outline-level="2">Automatisches Update</text:h>
      <text:p text:style-name="Text_20_body">Seit Version 2.1 gibt es eine Update-Funktion, die automatisch im Internet (genauer: auf meiner Homepage) nach neuen EEP- und Programmversionen sucht. Das Update muss manuell durch einen Klick auf die Schaltfläche <draw:frame draw:style-name="fr7" draw:name="Grafik12" text:anchor-type="as-char" svg:width="0.423cm" svg:height="0.423cm" draw:z-index="14"><draw:image xlink:href="../icons/update.png" xlink:type="simple" xlink:show="embed" xlink:actuate="onLoad"/></draw:frame> rechts oben oder durch Drücken der F5-Taste ausgelöst werden. Ansonsten wird keine „heimliche“ Internetverbindung aufgebaut.</text:p>
      <text:p text:style-name="Text_20_body">Sobald ich die Informationen zu neuen EEP-Versionen eingetragen habe, werden diese bei einem Update automatisch übernommen, und ein entsprechender Tab angezeigt, falls die EEP-Version installiert ist. Nicht installierte EEP-Versionen werden ignoriert. Damit die neuen Tabs korrekt angezeigt werden können, wird ein automatischer Neustart des ResourcenSwitchers durchgeführt.</text:p>
      <text:p text:style-name="Text_20_body">Falls die installierten EEP-Versionen (und damit die Tabs im ResourcenSwitcher) im Laufe der Jahre zu zahlreich und damit unübersichtlich werden, können die einzelnen Tabs durch einen Rechtsklick darauf ausgeblendet werden. Das Kontextmenü bietet außerdem die Möglichkeit, alle ausgeblendeten Tabs wieder einzublenden. Auch hier wird das Programm automatisch neu gestartet.</text:p>
      <text:p text:style-name="Text_20_body">Sollte eine neue Version des Resourcen-Switchers veröffentlicht worden sein, wird dies bei der Durchführung des Updates ebenfalls gemeldet. Auf Wunsch wird der Browser mit der Download-Seite aufgerufen.</text:p>
      <text:p text:style-name="Text_20_body"/>
      <text:p text:style-name="P2"><text:span text:style-name="T2">Obwohl mir bei Tests keine Fehler aufgefallen sind, übernehme ich keine Verantwortung für auftretende Fehler. Der Einsatz dieses Programms geschieht auf eigene Gefahr!</text:span></text:p>
      <text:p text:style-name="Text_20_body"/>
      <text:p text:style-name="Text_20_body">Die verwendeten Icons stammen von <text:a xlink:type="simple" xlink:href="http://www.fatcow.com/free-icons" text:style-name="Internet_20_link" text:visited-style-name="Visited_20_Internet_20_Link">http://www.fatcow.com/free-icon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cm" fo:margin-bottom="0.349cm" fo:text-align="center" style:justify-single-word="false"/>
      <style:text-properties fo:font-size="160%" fo:font-weight="bold" style:font-size-asian="115%" style:font-weight-asian="bold" style:font-size-complex="115%" style:font-weight-complex="bold"/>
    </style:style>
    <style:style style:name="Header" style:family="paragraph" style:parent-style-name="Standard" style:class="extra">
      <style:paragraph-properties fo:margin-top="0.199cm" fo:margin-bottom="0cm"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Modellaufzählung" style:family="paragraph" style:parent-style-name="Standard" style:list-style-name="List_20_1"/>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master-page-name="">
      <style:paragraph-properties fo:margin-left="1cm" fo:margin-right="1cm" fo:margin-top="0cm" fo:margin-bottom="0cm" fo:text-align="justify" style:justify-single-word="false" fo:hyphenation-ladder-count="no-limit" fo:text-indent="0cm" style:auto-text-indent="false" style:page-number="auto" fo:background-color="transparent" fo:padding="0.499cm" fo:border-left="0.035cm solid #000000" fo:border-right="0.035cm solid #000000" fo:border-top="none" fo:border-bottom="none" style:shadow="none">
        <style:tab-stops>
          <style:tab-stop style:position="16cm" style:type="right"/>
        </style:tab-stops>
        <style:background-image/>
      </style:paragraph-properties>
      <style:text-properties fo:font-style="italic" fo:hyphenate="true" fo:hyphenation-remain-char-count="2" fo:hyphenation-push-char-count="2"/>
    </style:style>
    <style:style style:name="Zitat_20_-_20_Ende" style:display-name="Zitat - Ende" style:family="paragraph" style:parent-style-name="Quotations" style:next-style-name="Text_20_body">
      <style:paragraph-properties fo:margin-top="0cm" fo:margin-bottom="0.3cm"/>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Zitat-Autor" style:family="text">
      <style:text-properties fo:font-variant="normal" fo:text-transform="none" style:font-name="Times New Roman1" fo:font-size="10pt" fo:font-style="normal" fo:text-shadow="1pt 1pt" fo:background-color="transparent"/>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style:style style:name="Teletype" style:family="text">
      <style:text-properties style:font-name="Courier New" style:font-name-asian="Courier New" style:font-name-complex="Courier New"/>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1cm" style:dynamic-spacing="false"/>
      </style:header-style>
      <style:footer-style>
        <style:header-footer-properties fo:min-height="0.998cm" fo:margin-left="0cm" fo:margin-right="0cm" fo:margin-top="0.499cm" fo:border-top="0.002cm solid #000000" fo:border-bottom="none" fo:border-left="none" fo:border-right="none" fo:padding-top="0.019cm" fo:padding-bottom="0cm" fo:padding-left="0cm" fo:padding-right="0cm" style:shadow="none"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fik7" text:anchor-type="paragraph" svg:width="21.001cm" svg:height="2.649cm" draw:z-index="11"><draw:image xlink:href="../../../../Eigene%20Modelle/VorlageAnleitungenKopfzeile.jpg" xlink:type="simple" xlink:show="embed" xlink:actuate="onLoad"/></draw:frame></text:p>
      </style:header>
      <style:footer>
        <text:p text:style-name="Header"><text:date style:data-style-name="N76" text:date-value="2018-02-24T15:34:04.91">24. Februar 2018</text:date><text:tab/><text:chapter text:display="name" text:outline-level="1">ResourcenSwitcher 2.5</text:chapter><text:tab/>Seite <text:page-number text:select-page="current">4</text:page-number> von <text:page-count>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11T11:03:25.29</meta:creation-date>
    <meta:editing-duration>P4DT10H28M15S</meta:editing-duration>
    <meta:editing-cycles>30</meta:editing-cycles>
    <meta:generator>OpenOffice/4.1.3$Win32 OpenOffice.org_project/413m1$Build-9783</meta:generator>
    <meta:initial-creator>Benjamin Hogl</meta:initial-creator>
    <dc:date>2018-02-24T15:34:04.78</dc:date>
    <dc:creator>Benjamin Hogl</dc:creator>
    <meta:document-statistic meta:table-count="0" meta:image-count="13" meta:object-count="0" meta:page-count="4" meta:paragraph-count="42" meta:word-count="1202" meta:character-count="8942"/>
    <meta:user-defined meta:name="Info 1"/>
    <meta:user-defined meta:name="Info 2"/>
    <meta:user-defined meta:name="Info 3"/>
    <meta:user-defined meta:name="Info 4"/>
    <meta:template xlink:type="simple" xlink:actuate="onRequest" xlink:title="VorlageAnleitungen" xlink:href="file:///C:/Dokumente%20und%20Einstellungen/Benjamin/Anwendungsdaten/OpenOffice.org/3/user/template/VorlageAnleitungen.ott" meta:date="2013-02-23T21:59:54.25"/>
  </office:meta>
</office:document-meta>
</file>